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automatic-styles>
    <style:style style:name="P1" style:family="paragraph" style:parent-style-name="Standard">
      <style:text-properties style:font-name="FreeSans" fo:font-size="18pt" fo:language="fr" fo:country="FR" fo:font-weight="bold" officeooo:paragraph-rsid="002a3753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FreeSans" fo:font-size="13pt" fo:language="fr" fo:country="FR" officeooo:rsid="002660a5" officeooo:paragraph-rsid="002a3753" style:font-size-asian="13pt" style:font-size-complex="13pt"/>
    </style:style>
    <style:style style:name="P3" style:family="paragraph" style:parent-style-name="Standard">
      <style:text-properties style:font-name="FreeSans" fo:font-size="13pt" fo:language="fr" fo:country="FR" officeooo:paragraph-rsid="002a3753" style:font-size-asian="13pt" style:font-size-complex="13pt"/>
    </style:style>
    <style:style style:name="P4" style:family="paragraph" style:parent-style-name="Standard">
      <style:text-properties style:font-name="FreeSans" fo:font-size="13pt" fo:language="fr" fo:country="FR" fo:font-style="italic" officeooo:paragraph-rsid="002a3753" style:font-size-asian="13pt" style:font-style-asian="italic" style:font-size-complex="13pt" style:font-style-complex="italic"/>
    </style:style>
    <style:style style:name="P5" style:family="paragraph" style:parent-style-name="Standard">
      <style:text-properties style:font-name="FreeSans" fo:language="fr" fo:country="FR" officeooo:paragraph-rsid="002a3753"/>
    </style:style>
    <style:style style:name="P6" style:family="paragraph" style:parent-style-name="Standard">
      <style:text-properties fo:color="#ce93d8" loext:opacity="100%" style:font-name="FreeSans" fo:font-size="15pt" fo:language="fr" fo:country="FR" fo:font-weight="bold" officeooo:paragraph-rsid="002a3753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ce93d8" loext:opacity="100%" style:font-name="FreeSans" fo:font-size="18pt" fo:language="fr" fo:country="FR" fo:font-weight="bold" officeooo:paragraph-rsid="002a3753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text-properties fo:color="#f48fb1" loext:opacity="100%" style:font-name="FreeSans" fo:font-size="24pt" fo:language="fr" fo:country="FR" fo:font-weight="bold" officeooo:paragraph-rsid="002a3753" style:font-size-asian="24pt" style:font-weight-asian="bold" style:font-size-complex="24pt" style:font-weight-complex="bold"/>
    </style:style>
    <style:style style:name="P10" style:family="paragraph" style:parent-style-name="Standard">
      <style:text-properties fo:color="#e1bee7" loext:opacity="100%" style:font-name="FreeSans" fo:font-size="13pt" fo:language="fr" fo:country="FR" officeooo:paragraph-rsid="002a3753" style:font-size-asian="13pt" style:font-size-complex="13pt"/>
    </style:style>
    <style:style style:name="P11" style:family="paragraph" style:parent-style-name="Standard" style:master-page-name="MP0">
      <style:paragraph-properties style:page-number="auto" fo:break-before="page"/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text-properties fo:color="#e16173" loext:opacity="100%" style:font-name="FreeSans" fo:font-size="28pt" fo:font-weight="bold" style:font-size-asian="28pt" style:font-weight-asian="bold" style:font-size-complex="28pt" style:font-weight-complex="bold"/>
    </style:style>
    <style:style style:name="T1" style:family="text">
      <style:text-properties officeooo:rsid="002a3753"/>
    </style:style>
    <style:style style:name="T2" style:family="text">
      <style:text-properties fo:color="#ffcc80" loext:opacity="100%" fo:font-weight="bold" style:font-weight-asian="bold" style:font-weight-complex="bold"/>
    </style:style>
    <style:style style:name="T3" style:family="text">
      <style:text-properties fo:color="#ffcc80" loext:opacity="100%" fo:font-weight="bold" officeooo:rsid="001c5020" style:font-weight-asian="bold" style:font-weight-complex="bold"/>
    </style:style>
    <style:style style:name="T4" style:family="text">
      <style:text-properties fo:color="#ffcc80" loext:opacity="100%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a5d6a7" loext:opacity="100%" fo:font-weight="bold" style:font-weight-asian="bold" style:font-weight-complex="bold"/>
    </style:style>
    <style:style style:name="T6" style:family="text">
      <style:text-properties fo:color="#a5d6a7" loext:opacity="100%" fo:font-weight="bold" officeooo:rsid="001c5020" style:font-weight-asian="bold" style:font-weight-complex="bold"/>
    </style:style>
    <style:style style:name="T7" style:family="text">
      <style:text-properties fo:color="#a5d6a7" loext:opacity="100%" fo:font-style="italic" style:font-style-asian="italic" style:font-style-complex="italic"/>
    </style:style>
    <style:style style:name="T8" style:family="text">
      <style:text-properties fo:color="#a5d6a7" loext:opacity="100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c5020"/>
    </style:style>
    <style:style style:name="T11" style:family="text">
      <style:text-properties fo:color="#9fa8da" loext:opacity="100%" fo:font-weight="bold" style:font-weight-asian="bold" style:font-weight-complex="bold"/>
    </style:style>
    <style:style style:name="T12" style:family="text">
      <style:text-properties fo:color="#9fa8da" loext:opacity="100%" fo:font-weight="bold" officeooo:rsid="001d7235" style:font-weight-asian="bold" style:font-weight-complex="bold"/>
    </style:style>
    <style:style style:name="T13" style:family="text">
      <style:text-properties fo:color="#9fa8da" loext:opacity="100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c5020"/>
    </style:style>
    <style:style style:name="T16" style:family="text">
      <style:text-properties fo:color="#ff7043" loext:opacity="100%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440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8"/>
      <text:p text:style-name="P12">Thème <text:span text:style-name="T1">2</text:span>: Génétique et évolution</text:p>
      <text:p text:style-name="P8"/>
      <text:p text:style-name="P9"><text:span text:style-name="T9">Chapitre </text:span><text:span text:style-name="T10">2</text:span><text:span text:style-name="T9"> :</text:span> Éléments de complexification </text:p>
      <text:p text:style-name="P9">du génome</text:p>
      <text:p text:style-name="P5"/>
      <text:p text:style-name="P3">L’<text:span text:style-name="T5">évolution des formes de vies au cours du temps</text:span> a parfois emprunté des chemins originaux et complexes. <text:span text:style-name="T11">Certains gènes</text:span> possédés par une espèces proviennent <text:span text:style-name="T11">d’une autre très éloignée</text:span> sur le buisson évolutif.</text:p>
      <text:p text:style-name="P3"/>
      <text:p text:style-name="P4"><text:span text:style-name="T14">Problématique :</text:span> Comment est-il possible que des gènes traversent la barrière de l’espèce ? Comment les eucaryotes ont-ils pu acquérir les chloroplastes et mitochondries ?</text:p>
      <text:p text:style-name="P5"/>
      <text:p text:style-name="P1"/>
      <text:p text:style-name="P1"/>
      <text:p text:style-name="P7">I. Les transferts de gènes</text:p>
      <text:p text:style-name="P3">Les études en génétique évolutive expérimentale se font principalement sur des bactéries du genre E. coli. Ces dernières se reproduisent très vite et permettent d’étudier aisément les transferts de gènes. </text:p>
      <text:p text:style-name="P5"/>
      <text:p text:style-name="P6">1) Un phénomène fréquent chez les bactéries</text:p>
      <text:p text:style-name="P3">Les <text:span text:style-name="T11">bactéries</text:span> sont capables de <text:span text:style-name="T2">gagner de nouveaux caractères</text:span> à partir de leur environnement en <text:span text:style-name="T2">récupéran</text:span><text:span text:style-name="T3">t de l’ADN</text:span><text:span text:style-name="T15">. Cela peut se faire de </text:span><text:span text:style-name="T6">3 manières différentes</text:span><text:span text:style-name="T15">: </text:span></text:p>
      <text:p text:style-name="P3"/>
      <text:p text:style-name="P3">- Par <text:span text:style-name="T16">transformation: </text:span>en <text:span text:style-name="T5">récupérant de l’ADN libre</text:span> (<text:span text:style-name="T13">issu de cellules mortes</text:span>) <text:span text:style-name="T5">se trouvant à proximité</text:span>.</text:p>
      <text:p text:style-name="P3"/>
      <text:p text:style-name="P3">- Par <text:span text:style-name="T16">transduction:</text:span> ce qui <text:span text:style-name="T5">implique un vecteur tel qu’un virus</text:span> (bactériophage) ayant <text:span text:style-name="T5">pris de l’ADN à une bactérie «donneuse» au cours de son cycle de vie</text:span>.</text:p>
      <text:p text:style-name="P3"/>
      <text:p text:style-name="P3">- Par <text:span text:style-name="T16">conjugaison:</text:span> qui consiste en un <text:span text:style-name="T5">pont cytoplasmique entre 2 bactéries</text:span> permettant le <text:span text:style-name="T5">passage d’ADN de l’une à l’autre</text:span>. Elle se fait <text:span text:style-name="T2">généralement entre 2 individus de même espèce et implique l’utilisation d’un plasmide</text:span> : <text:span text:style-name="T11">petite molécule d’ADN circulaire portant quelques gènes, différente du chr</text:span><text:span text:style-name="T12">omosome</text:span><text:span text:style-name="T11">s de la cellule.</text:span></text:p>
      <text:p text:style-name="P3"/>
      <text:p text:style-name="P3">Dans tous les cas, il s’agit d’un <text:span text:style-name="T2">transfert horizontal de gènes entre individus n’ayant pas nécessairement de lien de parenté direct</text:span> par opposition au <text:span text:style-name="T11">transfert vertical (par reproduction) des parents aux enfants</text:span>. Il permet notamment aux bactéries de se transmettre des <text:span text:style-name="T5">gènes de résistance</text:span>.</text:p>
      <text:p text:style-name="P3"/>
      <text:p text:style-name="P10"><text:soft-page-break/></text:p>
      <text:p text:style-name="P6">2) Usages et histoire du vivant</text:p>
      <text:p text:style-name="P3">La <text:span text:style-name="T5">connaissance de ces mécanismes</text:span> et leur <text:span text:style-name="T5">maîtrise biotechnologique</text:span> a permis de<text:span text:style-name="T2"> les détourner afin de mettre au point des</text:span> <text:span text:style-name="T11">OGM par transgenèse</text:span>.</text:p>
      <text:p text:style-name="P3"/>
      <text:p text:style-name="P3">L’objectif peut être d’<text:span text:style-name="T7">a</text:span><text:span text:style-name="T8">méliorer une culture </text:span>(golden rice, maïs Bt), de <text:span text:style-name="T8">faire produire une molécule d’intérêt aux bactéries comme l’insuline</text:span><text:span text:style-name="T17"> </text:span>ou <text:span text:style-name="T8">aux levures comme le vaccin de l’hépatite B</text:span>, de<text:span text:style-name="T7"> </text:span><text:span text:style-name="T8">contrôler une population de nuisibles en introduisant des mâles stériles</text:span>, …</text:p>
      <text:p text:style-name="P3"/>
      <text:p text:style-name="P3">Dans tous les cas, les <text:span text:style-name="T2">individus OGM</text:span>, s’ils se répandent au sein des populations naturelles auront <text:span text:style-name="T11">un impact non négligeable sur l’évolution future de ces populations</text:span>.</text:p>
      <text:p text:style-name="P3"/>
      <text:p text:style-name="P3"/>
      <text:p text:style-name="P3">En comparant les <text:span text:style-name="T11">séquences de certaines protéines apparentées chez différentes espèces</text:span>, on observe que de <text:span text:style-name="T5">nombreux événements de transferts horizontaux de gènes ont eu lieu dans la plupart des branches au cours de l’histoire du vivant</text:span>. </text:p>
      <text:p text:style-name="P3"><text:span text:style-name="T18">Ex :</text:span> <text:span text:style-name="T4">couleurs des pucerons</text:span><text:span text:style-name="T19">, </text:span><text:span text:style-name="T4">capacité des japonais à digérer les parois des algues</text:span>… </text:p>
      <text:p text:style-name="P3"/>
      <text:p text:style-name="P3">Les <text:span text:style-name="T2">transferts horizontaux de gènes</text:span> <text:span text:style-name="T5">contribuent</text:span> donc de façon non négligeable <text:span text:style-name="T5">à l’évolution des formes de vie sur Terre</text:span> au même titre que la sélection naturelle et la dérive génétique. Ils ne sont donc que depuis peu utilisés pour établir la phylogénie entre espèces actuelles.</text:p>
      <text:p text:style-name="P3"/>
      <text:p text:style-name="P4">En plus des gènes, est-il possible de transférer d’autres éléments d’une espèce à l’autre ? </text:p>
      <text:p text:style-name="P3"/>
      <text:p text:style-name="P7"/>
      <text:p text:style-name="P7"/>
      <text:p text:style-name="P7">II. L’origine des organites des eucaryotes</text:p>
      <text:p text:style-name="P3">L’observation au microscope des <text:span text:style-name="T2">chloroplastes et mitochondries</text:span> montre qu’ils <text:span text:style-name="T11">possèdent une double membrane</text:span>, la <text:span text:style-name="T11">capacité de se dupliquer</text:span> et même la <text:span text:style-name="T11">présence de matériel génétique</text:span> (90% de leur génome a été transféré vers le noyau).</text:p>
      <text:p text:style-name="P3"/>
      <text:p text:style-name="P3">Ils ressemblent donc fortement à <text:span text:style-name="T20">des </text:span><text:span text:style-name="T2">bactéries simplifiées </text:span>qui auraient <text:span text:style-name="T5">perdu une partie de leurs caractéristiques et sont transmis de génération en génération par voie maternelle</text:span>.</text:p>
      <text:p text:style-name="P3"/>
      <text:p text:style-name="P3">L’étude de leur génome montre que <text:span text:style-name="T5">leur plus proche parent correspond à une protéobactérie</text:span> pour la <text:span text:style-name="T5">mitochondrie</text:span> et une <text:span text:style-name="T11">cyanobactérie pour le chloroplaste</text:span>. <text:span text:style-name="T2">Ils ont donc une origine bactérienne</text:span>.</text:p>
      <text:p text:style-name="P3"/>
      <text:p text:style-name="P3">L’<text:span text:style-name="T5">association à bénéfice réciproque entre deux individus</text:span> correspond à une <text:span text:style-name="T2">symbiose</text:span>. </text:p>
      <text:p text:style-name="P3"/>
      <text:p text:style-name="P3"><text:soft-page-break/>Dans le cas de ces organites, <text:span text:style-name="T5">le partenaire bactérien a été totalement intégré au partenaire eucaryote, a perdu une part importante de ses capacités et ne peut plus exister sans lui</text:span>. On appelle cela une <text:span text:style-name="T2">endosymbiose</text:span>.</text:p>
      <text:p text:style-name="P3"/>
      <text:p text:style-name="P3">Ces é<text:span text:style-name="T11">vénements ont eu lieu successivement</text:span> (mitochondrie puis chloroplaste) et à plusieurs reprises, il y a entre 1 et 2 Ga, et <text:span text:style-name="T11">ont conduit à une grande diversification du vivant dans les branches animales et végétales</text:span>. <text:s/></text:p>
      <text:p text:style-name="P3"/>
      <text:p text:style-name="P7"/>
      <text:p text:style-name="P7"/>
      <text:p text:style-name="P7">Conclusion</text:p>
      <text:p text:style-name="P3"/>
      <text:p text:style-name="P3">L’<text:span text:style-name="T5">évolution des formes de vie</text:span> présentes sur Terre ne dépend <text:span text:style-name="T5">pas exclusivement de la sélection naturelle et de la dérive génétique</text:span>. </text:p>
      <text:p text:style-name="P3"/>
      <text:p text:style-name="P2">La mise en évidence de <text:span text:style-name="T2">transferts horizontaux de gènes</text:span> ainsi que la <text:span text:style-name="T2">théorie endosymbiotique des organites eucaryotes</text:span> nous invite à <text:span text:style-name="T5">reconsidérer la construction du buisson du vivant en y intégrant ces phénomènes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yle_20_de_20_dessin_20_par_20_défaut" style:display-name="Style de dessin par défaut" style:family="paragraph">
      <style:paragraph-properties style:line-height-at-least="0.139in" fo:hyphenation-ladder-count="no-limit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Objet_20_sans_20_remplissage" style:display-name="Objet sans remplissage" style:family="paragraph" style:parent-style-name="Style_20_de_20_dessin_20_par_20_défau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A4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Text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Titre_20_A4" style:display-name="Titre A4" style:family="paragraph" style:parent-style-name="A4">
      <style:paragraph-properties fo:hyphenation-ladder-count="no-limit"/>
      <style:text-properties fo:font-size="43.5pt" style:font-size-asian="43.5pt" fo:hyphenate="false" loext:hyphenation-no-caps="false"/>
    </style:style>
    <style:style style:name="En-tête_20_A4" style:display-name="En-tête A4" style:family="paragraph" style:parent-style-name="A4">
      <style:paragraph-properties fo:hyphenation-ladder-count="no-limit"/>
      <style:text-properties fo:font-size="24pt" style:font-size-asian="24pt" fo:hyphenate="false" loext:hyphenation-no-caps="false"/>
    </style:style>
    <style:style style:name="Texte_20_A4" style:display-name="Texte A4" style:family="paragraph" style:parent-style-name="A4">
      <style:paragraph-properties fo:hyphenation-ladder-count="no-limit"/>
      <style:text-properties fo:hyphenate="false" loext:hyphenation-no-caps="false"/>
    </style:style>
    <style:style style:name="A0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/>
    </style:style>
    <style:style style:name="Titre_20_A0" style:display-name="Titre A0" style:family="paragraph" style:parent-style-name="A0">
      <style:paragraph-properties fo:hyphenation-ladder-count="no-limit"/>
      <style:text-properties fo:font-size="95.5pt" style:font-size-asian="95.5pt" fo:hyphenate="false" loext:hyphenation-no-caps="false"/>
    </style:style>
    <style:style style:name="En-tête_20_A0" style:display-name="En-tête A0" style:family="paragraph" style:parent-style-name="A0">
      <style:paragraph-properties fo:hyphenation-ladder-count="no-limit"/>
      <style:text-properties fo:font-size="71.5pt" style:font-size-asian="71.5pt" fo:hyphenate="false" loext:hyphenation-no-caps="false"/>
    </style:style>
    <style:style style:name="Texte_20_A0" style:display-name="Texte A0" style:family="paragraph" style:parent-style-name="A0">
      <style:paragraph-properties fo:hyphenation-ladder-count="no-limit"/>
      <style:text-properties fo:hyphenate="false" loext:hyphenation-no-caps="false"/>
    </style:style>
    <style:style style:name="Image" style:family="paragraph">
      <style:paragraph-properties fo:hyphenation-ladder-count="no-limit"/>
      <style:text-properties style:font-name="Liberation Sans" fo:font-family="'Liberation Sans'" style:font-family-generic="swiss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Formes" style:family="paragraph" style:parent-style-name="Image">
      <style:paragraph-properties fo:hyphenation-ladder-count="no-limit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fo:hyphenate="false" loext:hyphenation-no-caps="false"/>
    </style:style>
    <style:style style:name="Plein" style:family="paragraph" style:parent-style-name="Formes">
      <style:paragraph-properties fo:hyphenation-ladder-count="no-limit"/>
      <style:text-properties fo:hyphenate="false" loext:hyphenation-no-caps="false"/>
    </style:style>
    <style:style style:name="Plein_20_bleu" style:display-name="Plein bleu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vert" style:display-name="Plein vert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rouge" style:display-name="Plein rouge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jaune" style:display-name="Plein jaune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Contour" style:family="paragraph" style:parent-style-name="Formes">
      <style:paragraph-properties fo:hyphenation-ladder-count="no-limit"/>
      <style:text-properties fo:hyphenate="false" loext:hyphenation-no-caps="false"/>
    </style:style>
    <style:style style:name="Contour_20_bleu" style:display-name="Contour bleu" style:family="paragraph" style:parent-style-name="Contour">
      <style:paragraph-properties fo:hyphenation-ladder-count="no-limit"/>
      <style:text-properties fo:color="#355269" loext:opacity="100%" fo:hyphenate="false" loext:hyphenation-no-caps="false"/>
    </style:style>
    <style:style style:name="Contour_20_vert" style:display-name="Contour vert" style:family="paragraph" style:parent-style-name="Contour">
      <style:paragraph-properties fo:hyphenation-ladder-count="no-limit"/>
      <style:text-properties fo:color="#127622" loext:opacity="100%" fo:hyphenate="false" loext:hyphenation-no-caps="false"/>
    </style:style>
    <style:style style:name="Contour_20_rouge" style:display-name="Contour rouge" style:family="paragraph" style:parent-style-name="Contour">
      <style:paragraph-properties fo:hyphenation-ladder-count="no-limit"/>
      <style:text-properties fo:color="#c9211e" loext:opacity="100%" fo:hyphenate="false" loext:hyphenation-no-caps="false"/>
    </style:style>
    <style:style style:name="Contour_20_jaune" style:display-name="Contour jaune" style:family="paragraph" style:parent-style-name="Contour">
      <style:paragraph-properties fo:hyphenation-ladder-count="no-limit"/>
      <style:text-properties fo:color="#b47804" loext:opacity="100%" fo:hyphenate="false" loext:hyphenation-no-caps="false"/>
    </style:style>
    <style:style style:name="Lignes" style:family="paragraph" style:parent-style-name="Image">
      <style:paragraph-properties fo:hyphenation-ladder-count="no-limit"/>
      <style:text-properties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/>
    </style:style>
    <style:style style:name="Ligne_20_fléchée" style:display-name="Ligne fléchée" style:family="paragraph" style:parent-style-name="Lignes">
      <style:paragraph-properties fo:hyphenation-ladder-count="no-limit"/>
      <style:text-properties fo:hyphenate="false" loext:hyphenation-no-caps="false"/>
    </style:style>
    <style:style style:name="Ligne_20_en_20_pointillés" style:display-name="Ligne en pointillés" style:family="paragraph" style:parent-style-name="Lignes">
      <style:paragraph-properties fo:hyphenation-ladder-count="no-limit"/>
      <style:text-properties fo:hyphenate="false" loext:hyphenation-no-caps="false"/>
    </style:style>
    <style:style style:name="Diapositive_20_de_20_titre_7e_LT_7e_Gliederung_20_1" style:display-name="Diapositive de titre~LT~Gliederung 1" style:family="paragraph">
      <style:paragraph-properties fo:margin-top="0.1965in" fo:margin-bottom="0in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Gliederung_20_2" style:display-name="Diapositive de titre~LT~Gliederung 2" style:family="paragraph" style:parent-style-name="Diapositive_20_de_20_titre_7e_LT_7e_Gliederung_20_1">
      <style:paragraph-properties fo:margin-top="0.1575in" fo:margin-bottom="0in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Diapositive_20_de_20_titre_7e_LT_7e_Gliederung_20_3" style:display-name="Diapositive de titre~LT~Gliederung 3" style:family="paragraph" style:parent-style-name="Diapositive_20_de_20_titre_7e_LT_7e_Gliederung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Diapositive_20_de_20_titre_7e_LT_7e_Gliederung_20_4" style:display-name="Diapositive de titre~LT~Gliederung 4" style:family="paragraph" style:parent-style-name="Diapositive_20_de_20_titre_7e_LT_7e_Gliederung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Diapositive_20_de_20_titre_7e_LT_7e_Gliederung_20_5" style:display-name="Diapositive de titre~LT~Gliederung 5" style:family="paragraph" style:parent-style-name="Diapositive_20_de_20_titre_7e_LT_7e_Gliederung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Diapositive_20_de_20_titre_7e_LT_7e_Gliederung_20_6" style:display-name="Diapositive de titre~LT~Gliederung 6" style:family="paragraph" style:parent-style-name="Diapositive_20_de_20_titre_7e_LT_7e_Gliederung_20_5">
      <style:paragraph-properties fo:hyphenation-ladder-count="no-limit"/>
      <style:text-properties fo:hyphenate="false" loext:hyphenation-no-caps="false"/>
    </style:style>
    <style:style style:name="Diapositive_20_de_20_titre_7e_LT_7e_Gliederung_20_7" style:display-name="Diapositive de titre~LT~Gliederung 7" style:family="paragraph" style:parent-style-name="Diapositive_20_de_20_titre_7e_LT_7e_Gliederung_20_6">
      <style:paragraph-properties fo:hyphenation-ladder-count="no-limit"/>
      <style:text-properties fo:hyphenate="false" loext:hyphenation-no-caps="false"/>
    </style:style>
    <style:style style:name="Diapositive_20_de_20_titre_7e_LT_7e_Gliederung_20_8" style:display-name="Diapositive de titre~LT~Gliederung 8" style:family="paragraph" style:parent-style-name="Diapositive_20_de_20_titre_7e_LT_7e_Gliederung_20_7">
      <style:paragraph-properties fo:hyphenation-ladder-count="no-limit"/>
      <style:text-properties fo:hyphenate="false" loext:hyphenation-no-caps="false"/>
    </style:style>
    <style:style style:name="Diapositive_20_de_20_titre_7e_LT_7e_Gliederung_20_9" style:display-name="Diapositive de titre~LT~Gliederung 9" style:family="paragraph" style:parent-style-name="Diapositive_20_de_20_titre_7e_LT_7e_Gliederung_20_8">
      <style:paragraph-properties fo:hyphenation-ladder-count="no-limit"/>
      <style:text-properties fo:hyphenate="false" loext:hyphenation-no-caps="false"/>
    </style:style>
    <style:style style:name="Diapositive_20_de_20_titre_7e_LT_7e_Titel" style:display-name="Diapositive de titre~LT~Titel" style:family="paragraph">
      <style:paragraph-properties style:line-height-at-least="0.139in" fo:hyphenation-ladder-count="no-limit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Untertitel" style:display-name="Diapositive de titre~LT~Untertitel" style:family="paragraph">
      <style:paragraph-properties fo:text-align="center" style:justify-single-word="false" fo:hyphenation-ladder-count="no-limit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Notizen" style:display-name="Diapositive de titre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Hintergrundobjekte" style:display-name="Diapositive de titre~LT~Hintergrundobjekte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Hintergrund" style:display-name="Diapositive de titre~LT~Hintergrund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default" style:family="paragraph">
      <style:paragraph-properties style:line-height-at-least="0.139in" fo:hyphenation-ladder-count="no-limit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gray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ay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ay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bjets_20_d_27_arrière-plan" style:display-name="Objets d'arrière-plan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Arrière-plan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Notes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Plan_20_1" style:display-name="Plan 1" style:family="paragraph">
      <style:paragraph-properties fo:margin-top="0.1965in" fo:margin-bottom="0in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Plan_20_2" style:display-name="Plan 2" style:family="paragraph" style:parent-style-name="Plan_20_1">
      <style:paragraph-properties fo:margin-top="0.1575in" fo:margin-bottom="0in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Plan_20_3" style:display-name="Plan 3" style:family="paragraph" style:parent-style-name="Plan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Plan_20_4" style:display-name="Plan 4" style:family="paragraph" style:parent-style-name="Plan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Plan_20_5" style:display-name="Plan 5" style:family="paragraph" style:parent-style-name="Plan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Plan_20_6" style:display-name="Plan 6" style:family="paragraph" style:parent-style-name="Plan_20_5">
      <style:paragraph-properties fo:hyphenation-ladder-count="no-limit"/>
      <style:text-properties fo:hyphenate="false" loext:hyphenation-no-caps="false"/>
    </style:style>
    <style:style style:name="Plan_20_7" style:display-name="Plan 7" style:family="paragraph" style:parent-style-name="Plan_20_6">
      <style:paragraph-properties fo:hyphenation-ladder-count="no-limit"/>
      <style:text-properties fo:hyphenate="false" loext:hyphenation-no-caps="false"/>
    </style:style>
    <style:style style:name="Plan_20_8" style:display-name="Plan 8" style:family="paragraph" style:parent-style-name="Plan_20_7">
      <style:paragraph-properties fo:hyphenation-ladder-count="no-limit"/>
      <style:text-properties fo:hyphenate="false" loext:hyphenation-no-caps="false"/>
    </style:style>
    <style:style style:name="Plan_20_9" style:display-name="Plan 9" style:family="paragraph" style:parent-style-name="Plan_20_8">
      <style:paragraph-properties fo:hyphenation-ladder-count="no-limit"/>
      <style:text-properties fo:hyphenate="false" loext:hyphenation-no-caps="false"/>
    </style:style>
    <style:style style:name="Titre_20_et_20_contenu_7e_LT_7e_Gliederung_20_1" style:display-name="Titre et contenu~LT~Gliederung 1" style:family="paragraph">
      <style:paragraph-properties fo:margin-top="0.1965in" fo:margin-bottom="0in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Gliederung_20_2" style:display-name="Titre et contenu~LT~Gliederung 2" style:family="paragraph" style:parent-style-name="Titre_20_et_20_contenu_7e_LT_7e_Gliederung_20_1">
      <style:paragraph-properties fo:margin-top="0.1575in" fo:margin-bottom="0in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Titre_20_et_20_contenu_7e_LT_7e_Gliederung_20_3" style:display-name="Titre et contenu~LT~Gliederung 3" style:family="paragraph" style:parent-style-name="Titre_20_et_20_contenu_7e_LT_7e_Gliederung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Titre_20_et_20_contenu_7e_LT_7e_Gliederung_20_4" style:display-name="Titre et contenu~LT~Gliederung 4" style:family="paragraph" style:parent-style-name="Titre_20_et_20_contenu_7e_LT_7e_Gliederung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Titre_20_et_20_contenu_7e_LT_7e_Gliederung_20_5" style:display-name="Titre et contenu~LT~Gliederung 5" style:family="paragraph" style:parent-style-name="Titre_20_et_20_contenu_7e_LT_7e_Gliederung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Titre_20_et_20_contenu_7e_LT_7e_Gliederung_20_6" style:display-name="Titre et contenu~LT~Gliederung 6" style:family="paragraph" style:parent-style-name="Titre_20_et_20_contenu_7e_LT_7e_Gliederung_20_5">
      <style:paragraph-properties fo:hyphenation-ladder-count="no-limit"/>
      <style:text-properties fo:hyphenate="false" loext:hyphenation-no-caps="false"/>
    </style:style>
    <style:style style:name="Titre_20_et_20_contenu_7e_LT_7e_Gliederung_20_7" style:display-name="Titre et contenu~LT~Gliederung 7" style:family="paragraph" style:parent-style-name="Titre_20_et_20_contenu_7e_LT_7e_Gliederung_20_6">
      <style:paragraph-properties fo:hyphenation-ladder-count="no-limit"/>
      <style:text-properties fo:hyphenate="false" loext:hyphenation-no-caps="false"/>
    </style:style>
    <style:style style:name="Titre_20_et_20_contenu_7e_LT_7e_Gliederung_20_8" style:display-name="Titre et contenu~LT~Gliederung 8" style:family="paragraph" style:parent-style-name="Titre_20_et_20_contenu_7e_LT_7e_Gliederung_20_7">
      <style:paragraph-properties fo:hyphenation-ladder-count="no-limit"/>
      <style:text-properties fo:hyphenate="false" loext:hyphenation-no-caps="false"/>
    </style:style>
    <style:style style:name="Titre_20_et_20_contenu_7e_LT_7e_Gliederung_20_9" style:display-name="Titre et contenu~LT~Gliederung 9" style:family="paragraph" style:parent-style-name="Titre_20_et_20_contenu_7e_LT_7e_Gliederung_20_8">
      <style:paragraph-properties fo:hyphenation-ladder-count="no-limit"/>
      <style:text-properties fo:hyphenate="false" loext:hyphenation-no-caps="false"/>
    </style:style>
    <style:style style:name="Titre_20_et_20_contenu_7e_LT_7e_Titel" style:display-name="Titre et contenu~LT~Titel" style:family="paragraph">
      <style:paragraph-properties style:line-height-at-least="0.139in" fo:hyphenation-ladder-count="no-limit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Untertitel" style:display-name="Titre et contenu~LT~Untertitel" style:family="paragraph">
      <style:paragraph-properties fo:text-align="center" style:justify-single-word="false" fo:hyphenation-ladder-count="no-limit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Notizen" style:display-name="Titre et contenu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Hintergrundobjekte" style:display-name="Titre et contenu~LT~Hintergrundobjekte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Hintergrund" style:display-name="Titre et contenu~LT~Hintergrund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Corbel" fo:font-family="Corbel" style:font-family-generic="swiss" style:font-pitch="variable" fo:font-size="28pt" style:font-name-asian="Corbel" style:font-family-asian="Corbel" style:font-family-generic-asian="swiss" style:font-pitch-asian="variable" style:font-size-asian="28pt" style:font-name-complex="Corbel" style:font-family-complex="Corbel" style:font-family-generic-complex="swiss" style:font-pitch-complex="variable"/>
    </style:style>
    <style:style style:name="WW_5f_CharLFO1LVL1" style:display-name="WW_CharLFO1LVL1" style:family="text">
      <style:text-properties style:font-name="Corbel" fo:font-family="Corbel" style:font-family-generic="swiss" style:font-pitch="variable" fo:font-size="28pt" style:font-size-asian="28pt"/>
    </style:style>
    <style:style style:name="Line_20_numbering" style:display-name="Line numbering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Corbe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212121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212121" draw:opacity="100%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212121" draw:opacity="100%"/>
    </style:style>
  </office:automatic-styles>
  <office:master-styles>
    <style:master-page style:name="Standard" style:page-layout-name="Mpm1" draw:style-name="Mdp1"/>
    <style:master-page style:name="MP0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1-15T16:49:00Z</meta:creation-date>
    <dc:date>2024-05-04T18:56:57.470888789</dc:date>
    <meta:editing-cycles>57</meta:editing-cycles>
    <meta:editing-duration>PT51M6S</meta:editing-duration>
    <meta:document-statistic meta:table-count="0" meta:image-count="0" meta:object-count="0" meta:page-count="3" meta:paragraph-count="31" meta:word-count="713" meta:character-count="4569" meta:non-whitespace-character-count="3877"/>
    <meta:template xlink:type="simple" xlink:actuate="onRequest" xlink:title="" xlink:href="Normal.dotm"/>
  </office:meta>
</office:document-meta>
</file>